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14.49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ject build environment to API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/>
          <table:table-cell office:value-type="string" calcext:value-type="string">
            <text:p>Probably needs tweaking. Very dirty ATM.</text:p>
          </table:table-cell>
          <table:table-cell table:style-name="Default" table:number-columns-repeated="16378"/>
        </table:table-row>
        <table:table-row table:style-name="ro2">
          <table:table-cell office:value-type="string" calcext:value-type="string">
            <text:p>Upload Images</text:p>
          </table:table-cell>
          <table:table-cell table:style-name="ce2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dd templates from puzzle screen</text:p>
          </table:table-cell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User Promotion Command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Tabs Resizing event</text:p>
          </table:table-cell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Check all registration and forgotten password emails for mail.conundrumcodex.com sender domain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emove dummy Slideshow element.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Set up Backup script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otate credential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iltering suspects</text:p>
          </table:table-cell>
          <table:table-cell office:value-type="string" calcext:value-type="string">
            <text:p>Bet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3">
          <table:table-cell office:value-type="string" calcext:value-type="string">
            <text:p>Remove test pages</text:p>
          </table:table-cell>
          <table:table-cell table:number-columns-repeated="2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4" table:number-rows-repeated="1048544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4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30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User c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12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Games G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BTN GROUP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BUG</text:p>
          </table:table-cell>
          <table:table-cell office:value-type="string" calcext:value-type="string">
            <text:p>btn group column layout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Alphabet hid mobil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Hide the alphabet jump view in Mobile.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Fading notification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Make notifications fade automatically.</text:p>
          </table:table-cell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3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3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11:57:56.3581795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6-01-10T12:10:09.533885943</dc:date>
    <meta:generator>LibreOffice/25.8.3.2$Linux_X86_64 LibreOffice_project/580$Build-2</meta:generator>
    <meta:editing-duration>PT10H57M13S</meta:editing-duration>
    <meta:editing-cycles>24</meta:editing-cycles>
    <meta:document-statistic meta:table-count="2" meta:cell-count="159" meta:object-count="0"/>
    <meta:user-defined meta:name="AppVersion">16.0300</meta:user-defined>
  </office:meta>
</office:document-meta>
</file>